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sans-serif" svg:font-family="sans-serif" style:font-family-generic="system"/>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Jomolhari" svg:font-family="Jomolhari" style:font-family-generic="system" style:font-pitch="variable"/>
    <style:font-face style:name="LKLUG" svg:font-family="LKLUG" style:font-family-generic="system" style:font-pitch="variable"/>
    <style:font-face style:name="OpenSymbol" svg:font-family="OpenSymbol"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_2d_date">
      <style:text-properties fo:language="fr" fo:country="FR"/>
    </style:style>
    <style:style style:name="P2" style:family="paragraph" style:parent-style-name="_2d_section">
      <style:text-properties fo:language="fr" fo:country="FR"/>
    </style:style>
    <style:style style:name="P3" style:family="paragraph" style:parent-style-name="_2d_txt">
      <style:text-properties fo:language="fr" fo:country="FR"/>
    </style:style>
    <style:style style:name="P4" style:family="paragraph" style:parent-style-name="_2d_txt">
      <style:text-properties fo:language="fr" fo:country="FR" fo:font-style="italic" style:font-style-asian="italic"/>
    </style:style>
    <style:style style:name="P5" style:family="paragraph" style:parent-style-name="Standard">
      <style:text-properties fo:language="fr" fo:country="FR"/>
    </style:style>
    <style:style style:name="P6" style:family="paragraph" style:parent-style-name="_2d_txt">
      <style:paragraph-properties fo:margin-left="0in" fo:margin-right="0in" fo:text-indent="0in" style:auto-text-indent="false">
        <style:tab-stops/>
      </style:paragraph-properties>
      <style:text-properties fo:language="fr" fo:country="FR" fo:font-style="italic" style:font-style-asian="italic"/>
    </style:style>
    <style:style style:name="P7" style:family="paragraph" style:parent-style-name="_2d_txt">
      <style:paragraph-properties fo:margin-left="0in" fo:margin-right="0in" fo:text-indent="0in" style:auto-text-indent="false">
        <style:tab-stops/>
      </style:paragraph-properties>
      <style:text-properties fo:language="fr" fo:country="FR"/>
    </style:style>
    <style:style style:name="P8" style:family="paragraph" style:parent-style-name="_2d_titre" style:master-page-name="MP0">
      <style:paragraph-properties style:page-number="auto" fo:break-before="page"/>
      <style:text-properties fo:language="fr" fo:country="FR"/>
    </style:style>
    <style:style style:name="P9" style:family="paragraph" style:parent-style-name="_2d_txt" style:list-style-name="L1">
      <style:text-properties fo:language="fr" fo:country="FR"/>
    </style:style>
    <style:style style:name="P10" style:family="paragraph" style:parent-style-name="_2d_txt" style:list-style-name="L2">
      <style:text-properties fo:language="fr" fo:country="FR"/>
    </style:style>
    <style:style style:name="P11" style:family="paragraph" style:parent-style-name="_2d_txt" style:list-style-name="L3">
      <style:text-properties fo:language="fr" fo:country="FR"/>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fo:font-style="italic" style:font-style-asian="italic"/>
    </style:style>
    <style:style style:name="T4" style:family="text">
      <style:text-properties style:text-position="super 71%" fo:language="fr" fo:country="FR" fo:font-style="italic" style:font-style-asian="italic"/>
    </style:style>
    <style:style style:name="T5" style:family="text">
      <style:text-properties style:font-name="sans-serif" fo:font-size="9.5pt" fo:language="fr" fo:country="FR" style:font-size-asian="9.5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Questionnaire à propos du métier de Programmeur de jeu vidéo</text:p>
      <text:p text:style-name="_2d_titre"><text:span text:style-name="Default_20_Paragraph_20_Font"><text:span text:style-name="T1">Interview écrite de </text:span></text:span><text:span text:style-name="Default_20_Paragraph_20_Font"><text:span text:style-name="T2">Sophie REMY </text:span></text:span><text:span text:style-name="Default_20_Paragraph_20_Font"><text:span text:style-name="T1">par </text:span></text:span><text:span text:style-name="Default_20_Paragraph_20_Font"><text:span text:style-name="T2">Ervan SILVERT</text:span></text:span></text:p>
      <text:p text:style-name="P1">le 28 Novembre 2014</text:p>
      <text:p text:style-name="P2">Remarques préalables:</text:p>
      <text:p text:style-name="P3">Cette interview sera placée dans mon rapport de Projet Personnel et Professionnel. Vous y serait citée. C'est dans cette optique que je vous pose ces questions, dès lors évidemment les détails sont les bienvenus, mais ils restent optionnels. Merci d'avance !</text:p>
      <text:p text:style-name="P5"/>
      <text:p text:style-name="P2">A propos de vous</text:p>
      <text:p text:style-name="P3">Pour quelle entreprise travaillez-vous ?</text:p>
      <text:p text:style-name="P4">Battle Factory</text:p>
      <text:p text:style-name="P3">Pouvez-vous décrire brièvement votre rôle dans celle-ci ?</text:p>
      <text:p text:style-name="P4">Je suis senior programmer, designer et product owner (gestion de projet).</text:p>
      <text:p text:style-name="P3">Travaillez-vous seul ?</text:p>
      <text:p text:style-name="P4">Je travaille au sein d’une équipe de 11 personnes (3 graphistes, 4 programmeurs, 1 historien, 1 testeur, 1 responsable marketing et moi-même)</text:p>
      <text:p text:style-name="P2">Compétences nécessaires:</text:p>
      <text:p text:style-name="P3">Quelles études avez-vous fait ? En comparaison, quelles études auraient suffi à votre embauche ?</text:p>
      <text:p text:style-name="_2d_txt"><text:span text:style-name="Default_20_Paragraph_20_Font"><text:span text:style-name="T3">J’ai fait une école d’ingénieur en informatique (ISEP à Paris), puis un master 2 pro spécialisé dans le jeu vidéo (Gamagora à Lyon). LE diplôme d’ingénieur est suffisant pour être embauché, mais une spécialisation offre un avantage non négligeable face aux autres candidats. Il m’aurait aussi été possible de ne pas finir l’école d’ingénieur et de faire ma 5</text:span></text:span><text:span text:style-name="Default_20_Paragraph_20_Font"><text:span text:style-name="T4">ème</text:span></text:span><text:span text:style-name="Default_20_Paragraph_20_Font"><text:span text:style-name="T3"> année en master, mais c’est assez dommage de quitter une école un an avant le diplôme. </text:span></text:span></text:p>
      <text:p text:style-name="P3">Comment avez-vous été recruté par votre entreprise ? Pouvez-vous me parler de votre entretien d'embauche ? (Avez-vous trouvé le travail sur internet ou l'AFJV ? Vous ont-ils testé avant de vous engager ?)</text:p>
      <text:p text:style-name="P4">J’ai trouvé l’annonce sur le site de l’afjv, et passé un entretien en deux parties : l’une générale (cursus, motivation…) et l’autre technique (questions sur la POO, algorithmes…). La plupart des entreprises de jeux vidéo font passer ce genre de test à l’entretien.</text:p>
      <text:p text:style-name="P3">Quel caractère pensez-vous nécessaire ou fortuit à votre travail ? Correspondez-vous à ce caractère ?</text:p>
      <text:p text:style-name="P4">Je pense que le travail de programmeur demande de la rigueur, un esprit logique et de la concentration. Je suis-je pense douée dans ces domaines même si la concentration doit se travailler.</text:p>
      <text:p text:style-name="P3">Quel langage de programmation vous est nécessaire ? Quel “plus” serait le bienvenu pour votre poste ?</text:p>
      <text:p text:style-name="P4">J’utilise actuellement le C#. Je pense également que des base de C++ ou tout autre langage utilisant les pointeurs est un plus. Fondamentalement les langages se ressemblent et il est assez facile une fois que l’on en connait quelques-uns, d’en apprendre d’autres. Ce métier est en évolution constantes et les langages et outils <text:soft-page-break/>évoluent assez vite, il faut savoir s’adapter.</text:p>
      <text:p text:style-name="P3">Avez-vous toujours voulu être programmeur de jeu vidéo ? Aviez-vous une expérience (formation ou travail sur votre temps libre) ?</text:p>
      <text:p text:style-name="P6">J’ai très rapidement voulu travailler dans le jeu vidéo. J’ai donc créé un jeu pour un projet lors de mes études d’ingénieur. Puis, lors de ma spécialisation, un projet était obligatoire, ainsi qu’un stage de 6 mois qui m’ont beaucoup appris sur le métier.</text:p>
      <text:p text:style-name="P5"/>
      <text:p text:style-name="P2">Journée type:</text:p>
      <text:p text:style-name="P3">Pouvez-vous me décrire une journée type de travail ?</text:p>
      <text:p text:style-name="P4">Une journée de programmeur n’est pas vraiment calée sur des horaires mais va surtout consister à de l’architecture (trouver une solution), de la programmation (mettre en application la solution) et des tests pour vérifier que tout marche (y compris ce qui marchait avant ^^)</text:p>
      <text:p text:style-name="P3"><text:tab/>Insistez, je vous prie sur:</text:p>
      <text:list xml:id="list8130875264186581151" text:style-name="L1">
        <text:list-item>
          <text:p text:style-name="P9">vos horaires (sont-elles flexibles ?),</text:p>
        </text:list-item>
      </text:list>
      <text:p text:style-name="_2d_txt"><text:span text:style-name="Default_20_Paragraph_20_Font"><text:span text:style-name="T3">Les horaires sont flexibles avec des plages horaires fixes pour que des réunions puissent être organisées sans qu’il ne manque des membres de l’équipe. </text:span></text:span></text:p>
      <text:list xml:id="list2324529210750727060" text:style-name="L2">
        <text:list-item>
          <text:p text:style-name="P10">vos relations avec vos collègues (est-ce un travail d'équipe ?)</text:p>
        </text:list-item>
      </text:list>
      <text:p text:style-name="P4">Le travail en équipe va dépendre de la taille de l’entreprise dans laquelle vous travaillez. Ici, les interactions sont fréquentes et il faut savoir échanger avec des corps de métier différents pour bien prendre en compte toutes les contraintes d’un sujet.</text:p>
      <text:list xml:id="list170939907991726" text:continue-numbering="true" text:style-name="L2">
        <text:list-item>
          <text:p text:style-name="P10">votre supérieur, si vous en avez un, vous joint-il souvent ?</text:p>
        </text:list-item>
      </text:list>
      <text:p text:style-name="P4">Etant chef de projet, mon supérieur ne me joint pas souvent (environ une fois par semaine), principalement pour des validations et directives pour le futur du projet. Pour ma part, nous utilisons la méthode agile scrum et je ne vais voir les membres de mon équipe dans ce cadre que pour suivre des fonctionnalités qui prennent du retard ou pour aider à résoudre des problèmes. Je réunis mon équipe une fois toutes les deux semaines pour faire un point sur le projet.</text:p>
      <text:list xml:id="list170939427013765" text:continue-numbering="true" text:style-name="L2">
        <text:list-item>
          <text:p text:style-name="P10">votre lieu de travail (locaux de l'entreprise, compartiment spécial ou bien chez vous peut-être) ?</text:p>
        </text:list-item>
      </text:list>
      <text:p text:style-name="P4">Nos locaux sont situés dans une pépinière d’entreprise, dans un open space. Cela facilite les échanges, et le fait de ne pas avoir de bureau particulier permet aussi de moins faire de différences de hiérarchie.</text:p>
      <text:list xml:id="list170938987525069" text:continue-numbering="true" text:style-name="L2">
        <text:list-item>
          <text:p text:style-name="P10">votre rapport à la fameuse “deadline” dont tout le monde parle et qui stresse les programmeurs.</text:p>
        </text:list-item>
      </text:list>
      <text:p text:style-name="P4">Les deadlines sont ces moments où une version doit être livrée, des bugs corrigés. Le stress que cela engendre est principalement dû au fait de devoir travailler dans l’urgence sans toujours prendre le recul nécessaire. Une résolution de bug pouvant faire apparaître un autre bug, il est important de bien tester. Cela peut parfois entrainer des heures supplémentaires.</text:p>
      <text:list xml:id="list170940146422802" text:continue-numbering="true" text:style-name="L2">
        <text:list-item>
          <text:p text:style-name="P10">Vos relations avec d'éventuelles aux entreprises, d'éventuels clients ou commerciaux ?</text:p>
        </text:list-item>
      </text:list>
      <text:p text:style-name="P4">Le porteur du projet (mon supérieur) n’est pas un professionnel du jeu vidéo. Cela entraine, comme lors de la relation avec un client, des propositions ou exigences parfois <text:soft-page-break/>farfelues, qu’il faut savoir rediriger ou modérer. Parfois il faut faire ce que vous estimez être mauvais pour le projet, si le client l’exige. C’est un des aspects les plus difficiles des métiers du jeu.</text:p>
      <text:p text:style-name="P5"/>
      <text:p text:style-name="P2">Point de vue Global:</text:p>
      <text:p text:style-name="P3">Nous sommes dans un contexte de jeu vidéo, pouvez-vous m'indiquer dans la limite du possible (et de votre motivation), les étapes depuis l'idée jusqu'à sa commercialisation et votre implication dans ces diverses étapes ?</text:p>
      <text:p text:style-name="P6">Tout d’abord, le porteur de l’idée va s’entourer de quelques personnes (designer en général) pour tester la viabilité théorique de l’idée. Puis une équipe restreinte va être créée (chef de projet, directeur artistique et directeur technique plus éventuellement quelques artistes et programmeurs) pour lancer un prototype et voir la faisabilité technique du projet. Une fois cela validé, l’équipe s’agrandit pour réaliser le développement du projet. Au besoin, parallèlement, un responsable commercial va rechercher et trouver un éditeur pour le jeu qui financera en partie la production. Enfin le marketing, cherche à mettre en avant le jeu sur tous les supports possibles.</text:p>
      <text:p text:style-name="P5"/>
      <text:p text:style-name="P2">Conditions de travail:</text:p>
      <text:p text:style-name="P3">Quel(s) logiciel(s) utilisez-vous ?</text:p>
      <text:p text:style-name="P6">Unity 3D, Visual Studio</text:p>
      <text:p text:style-name="P3">Quel(s) langage(s) utilisez-vous ?</text:p>
      <text:p text:style-name="P6">C#</text:p>
      <text:p text:style-name="P3">Les moyens technologiques mis à votre disposition vous satisfont-ils ? (Idéalement, quels sont-ils ?)</text:p>
      <text:p text:style-name="P6">Les moyens mis à disposition sont bon. L’idéal étant d’avoir un pc assez puissant pour ne pas attendre trop longtemps lors des compilations, ainsi que deux écrans pour tester, programmer, débugger… en même temps.</text:p>
      <text:p text:style-name="P5"/>
      <text:p text:style-name="P2">Apport du travail:</text:p>
      <text:p text:style-name="P3">On nous demande de vous questionner sur les perspectives qu'apporte votre travail.</text:p>
      <text:p text:style-name="_2d_txt"><text:span text:style-name="Default_20_Paragraph_20_Font"><text:span text:style-name="T1">Dans votre cas, y a-t-il possibilité d'évoluer, d'être promu ? </text:span></text:span><text:span text:style-name="Default_20_Paragraph_20_Font"><text:span text:style-name="T5">Si vous étiez licencié demain, comment penseriez-vous vous réorienter ?</text:span></text:span></text:p>
      <text:p text:style-name="P6">Mon cas en est un bon exemple, je suis entrée dans l’entreprise en tant que programmeur sénior. Par ma motivation, j’ai pu devenir product owner. Par curiosité j’ai également commencé à travailler le design. Les perspectives sont cependant, je pense, plus nombreuses dans les entreprises de taille petite ou moyenne.</text:p>
      <text:p text:style-name="P6">La réorientation d’un programmeur peut se faire dans de nombreux domaines et il est possible de retrouver un emploi en quelques mois. Cependant le jeu vidéo reste ma préférence et les place y sont plus rares.</text:p>
      <text:p text:style-name="P5"/>
      <text:p text:style-name="P2">Financièrement:</text:p>
      <text:p text:style-name="P3">Je conçois l'éventualité que vous souhaiteriez rester discrète sur ce point. Pouvez-vous tout de même me parler de vos revenus (fourchette mensuelle/annuelle ou estimation de votre satisfaction par rapport à celle-ci ?) et s'il y en a, des avantages qu'offrent votre entreprise ? (tickets restaurant, voiture de fonction même si j'en doute, vous comprenez <text:soft-page-break/>l'idée)</text:p>
      <text:p text:style-name="P7">Je gagne actuellement 2800€ (soit 2200) par mois. C’est relativement peu, surtout depuis que j’ai pris plus de responsabilité. Je dois donc dire que je ne suis pas actuellement satisfaite de ce salaire, sachant qu’il n’y a aucun avantage à côté. Le lancement de notre jeu va j’espère permettre de corriger cela bientôt.</text:p>
      <text:p text:style-name="P5"/>
      <text:p text:style-name="P2">Conclusion:</text:p>
      <text:p text:style-name="P3">Enfin, j'ai dû vous épuiser, alors faisons un bilan simple en trois mot:</text:p>
      <text:p text:style-name="P3">Un mot pour:</text:p>
      <text:list xml:id="list6006772449198890640" text:style-name="L3">
        <text:list-item>
          <text:p text:style-name="P11">Votre satisfaction au travail (épanoui, mitigé, déçu).</text:p>
        </text:list-item>
      </text:list>
      <text:p text:style-name="P6">Travail épanouissant, déçue du salaire</text:p>
      <text:list xml:id="list170938452624674" text:continue-numbering="true" text:style-name="L3">
        <text:list-item>
          <text:p text:style-name="P11">La compétence fondamentale nécessaire et vitale, bref le TOP pour ce métier.</text:p>
        </text:list-item>
      </text:list>
      <text:p text:style-name="P6">Rigueur</text:p>
      <text:list xml:id="list170939817501974" text:continue-numbering="true" text:style-name="L3">
        <text:list-item>
          <text:p text:style-name="P11">Et un dernier mot pour conclure, à votre souhait ! :)</text:p>
        </text:list-item>
      </text:list>
      <text:p text:style-name="P6">Bonne chance à vous !</text:p>
      <text:p text:style-name="P5"/>
      <text:p text:style-name="P2">Remerciements:</text:p>
      <text:p text:style-name="_2d_txt"><text:span text:style-name="Default_20_Paragraph_20_Font"><text:span text:style-name="T1">C'en est fini pour les questions, je voulais une nouvelle fois vous remercier pour le temps que vous m'accorder. Vous venez de sauver mon année, je suis en cursus d'excellence CMI et cette interview difficile à récolter est décisive. Avec cela vous renseigner l'étudiant passionné que je suis sur son avenir et le conforte dans son projet d'avenir par votre gentillesse. Merci !</text:span></text:span></text:p>
      <text:p text:style-name="_2d_txt"/>
      <text:p text:style-name="_2d_txt">-- <text:line-break/>Sophie REMY <text:line-break/>Senior Programmer <text:line-break/>Lead Project <text:line-break/><text:a xlink:type="simple" xlink:href="mailto:s.remy@battlefact.com">s.remy@battlefact.com</text:a> <text:line-break/>Wars and Battles <text:line-break/>Facebook : <text:a xlink:type="simple" xlink:href="http://www.facebook.com/warsandbattles">www.facebook.com/warsandbattles</text:a> <text:line-break/>Suivez-nous sur Twitter :@warsandbattles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 svg:font-family="'Lohit Devanagari'" style:font-family-generic="system"/>
    <style:font-face style:name="sans-serif" svg:font-family="sans-serif" style:font-family-generic="system"/>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Jomolhari" svg:font-family="Jomolhari" style:font-family-generic="system" style:font-pitch="variable"/>
    <style:font-face style:name="LKLUG" svg:font-family="LKLUG" style:font-family-generic="system" style:font-pitch="variable"/>
    <style:font-face style:name="OpenSymbol" svg:font-family="OpenSymbol"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_2d_titre" style:display-name="-titre" style:family="paragraph" style:parent-style-name="Standard">
      <style:paragraph-properties fo:margin-left="0.2598in" fo:margin-right="0.2598in" fo:margin-top="0in" fo:margin-bottom="0.1in" style:contextual-spacing="false" fo:line-height="150%" fo:text-align="center" style:justify-single-word="false" fo:hyphenation-ladder-count="no-limit" fo:text-indent="0in" style:auto-text-indent="false">
        <style:tab-stops/>
      </style:paragraph-properties>
      <style:text-properties style:font-name="DejaVu Serif" fo:font-family="'DejaVu Serif'" style:font-family-generic="roman" style:font-pitch="variable" fo:font-size="13pt" style:font-name-asian="DejaVu Serif" style:font-family-asian="'DejaVu Serif'" style:font-family-generic-asian="roman" style:font-pitch-asian="variable" style:font-size-asian="13pt" style:font-name-complex="DejaVu Serif" style:font-family-complex="'DejaVu Serif'" style:font-family-generic-complex="roman" style:font-pitch-complex="variable" fo:hyphenate="false"/>
    </style:style>
    <style:style style:name="_2d_date" style:display-name="-date" style:family="paragraph" style:parent-style-name="Standard">
      <style:paragraph-properties fo:text-align="end" style:justify-single-word="false" fo:hyphenation-ladder-count="no-limit"/>
      <style:text-properties style:font-name="LKLUG" fo:font-family="LKLUG" style:font-family-generic="system" style:font-pitch="variable" fo:font-size="10.5pt" fo:font-style="italic" style:font-name-asian="LKLUG" style:font-family-asian="LKLUG" style:font-family-generic-asian="system" style:font-pitch-asian="variable" style:font-size-asian="10.5pt" style:font-style-asian="italic" style:font-name-complex="LKLUG" style:font-family-complex="LKLUG" style:font-family-generic-complex="system" style:font-pitch-complex="variable" fo:hyphenate="false"/>
    </style:style>
    <style:style style:name="_2d_section" style:display-name="-section" style:family="paragraph" style:parent-style-name="Standard">
      <style:paragraph-properties fo:margin-left="0in" fo:margin-right="0.1201in" fo:hyphenation-ladder-count="no-limit" fo:text-indent="0in" style:auto-text-indent="false"/>
      <style:text-properties style:font-name="Jomolhari" fo:font-family="Jomolhari" style:font-family-generic="system" style:font-pitch="variable" fo:font-size="11pt" style:font-name-asian="Jomolhari" style:font-family-asian="Jomolhari" style:font-family-generic-asian="system" style:font-pitch-asian="variable" style:font-size-asian="11pt" style:font-name-complex="Jomolhari" style:font-family-complex="Jomolhari" style:font-family-generic-complex="system" style:font-pitch-complex="variable" fo:hyphenate="false"/>
    </style:style>
    <style:style style:name="_2d_txt" style:display-name="-txt" style:family="paragraph" style:parent-style-name="Standard">
      <style:paragraph-properties fo:margin-left="0.2598in" fo:margin-right="0in" fo:margin-top="0in" fo:margin-bottom="0.1in" style:contextual-spacing="false" fo:text-align="justify" style:justify-single-word="false" fo:hyphenation-ladder-count="no-limit" fo:text-indent="0.1in" style:auto-text-indent="false">
        <style:tab-stops/>
      </style:paragraph-properties>
      <style:text-properties style:font-name="DejaVu Sans" fo:font-family="'DejaVu Sans'" style:font-family-generic="swiss" style:font-pitch="variable" fo:font-size="10.5pt" style:font-name-asian="DejaVu Sans" style:font-family-asian="'DejaVu Sans'" style:font-family-generic-asian="swiss" style:font-pitch-asian="variable" style:font-size-asian="10.5pt" style:font-name-complex="DejaVu Sans" style:font-family-complex="'DejaVu Sans'" style:font-family-generic-complex="swiss" style:font-pitch-complex="variable"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Build-2</meta:generator>
    <dc:title/>
    <meta:initial-creator>Progammation4</meta:initial-creator>
    <meta:creation-date>2014-11-28T14:40:00Z</meta:creation-date>
    <dc:date>2014-12-19T17:09:37.899094205</dc:date>
    <meta:editing-cycles>4</meta:editing-cycles>
    <meta:editing-duration>PT1M</meta:editing-duration>
    <meta:document-statistic meta:table-count="0" meta:image-count="0" meta:object-count="0" meta:page-count="4" meta:paragraph-count="69" meta:word-count="1489" meta:character-count="9314" meta:non-whitespace-character-count="7891"/>
    <meta:template xlink:type="simple" xlink:actuate="onRequest" xlink:title="" xlink:href="Normal.dotm"/>
  </office:meta>
</office:document-meta>
</file>